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margin-left="2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כתיבת טיעון - חיסונים</text:h>
      <text:h text:style-name="Heading_20_3" text:outline-level="3">שם: אריאל הצואל</text:h>
      <text:p text:style-name="First_20_Paragraph">בימנו אחוז המתחסנים בישראל ירד ברמה משמעותית.</text:p>
      <text:p text:style-name="Text_20_body">תופעה זו נובעת מהרבה סיבות כמו מידע שגוי המופץ ברשתות החברתיות,פיקפוק בממשלה ובגופים השולטים,</text:p>
      <text:p text:style-name="Text_20_body">וכמובן נגיף הקורנה שנהייה חלק מהחיים של כולנו הוביל לדילמה השואלת האם חיסונים צריכים להיות חובה.</text:p>
      <text:p text:style-name="Text_20_body">אני חושב שחיסונים הם דבר חשוב וטוב מהסיבות הבאות:</text:p>
      <text:p text:style-name="Text_20_body">לפני כל, חיסונים הם אחד הכלים החשובים והאפקטבים ביותר כדי להלחם במחלות</text:p>
      <text:p text:style-name="Text_20_body">זה מוריד את הסיכון שלך להידבק במחלות בצורה משמעותית ומפחית את הסיכון להשלכות מסוכנות</text:p>
      <text:p text:style-name="Text_20_body">במקרה וכן חלית.</text:p>
      <text:p text:style-name="Text_20_body">לדוגמא חברת פייזר הודעיה שהיחסונים שלה בין הגילים 5-11 בטוחים ומפחתים את הסיכוי לחלות בקורנה ב-90.7%.</text:p>
      <text:p text:style-name="Text_20_body">בנוסף על כך, אחרי מחקרים רבים הFDA הגיעו למסקנה שהחיסונים בטוחים לחלוטין,</text:p>
      <text:p text:style-name="Text_20_body">המסקנה הזאת מבבוססת על המידע והנתונים הרבים הנאספו אחר 2 וחצי ביליארד חיסונים ובדיקות ארוכות ויסדיות שנערכו.</text:p>
      <text:p text:style-name="Text_20_body">גילו שיש תופעות לוואי כמו חום וכאב קל במקום בו התחסנת הם בדרך כלל מתחילים להופיע כמה ימים אחרי החיסון ומסתיימים כמה ימים אחרי זה .</text:p>
      <text:p text:style-name="Text_20_body">לעומת זאת, יש כמות גדולה של אנשים המאמנים שחיוב חיסונים זה דבר רע.</text:p>
      <text:p text:style-name="Text_20_body">אותם אנשים מאמינים שמגיע להם את הזכות לבחור אם הם רוצים להתחסן או לא.</text:p>
      <text:p text:style-name="Text_20_body">בנוסף לכך, עקב מידע שגוי המפיץ את האינטרנט הרבה אנשים חושבים שחיסונים מובלים</text:p>
      <text:p text:style-name="Text_20_body">לתופעות לוואי מסכנות חיים, אוטיזם במקרה של חיסון ילד וחלקם אפילו מאמינים שהממשלה עוקבת ומרגלת אחריהם דרך מכשירים הנמצאים בחיסון.</text:p>
      <text:p text:style-name="Text_20_body">כמובן כל הדברים האלה הוכחו להיות שגויים, בנוגע לתופעות לוואי כמו אוטיזם או מחלות קשות</text:p>
      <text:p text:style-name="Text_20_body">כבר הוכך שחיסונים הם בטוחים לגמרי ונבדקו בצורה יסודיית מאוד ובנוגע לממשלה</text:p>
      <text:p text:style-name="Text_20_body">מרגלת אחרי האזרחים שלה דרך החיסון גם אם מתעלמים מהועבדה שזה לא אפשרי לעקוב אחרי אנשים</text:p>
      <text:p text:style-name="Text_20_body">דרך חיסון, דבר כזה נחשב פשע בדרגה הגבוהה ביותר שהממשלה פשוט לא יכלה לבצע.</text:p>
      <text:p text:style-name="Text_20_body"><text:soft-page-break/>לסיום, חיסונים זה הינו דבר בטוח,חשוב, ומציל חיים.</text:p>
      <text:p text:style-name="Text_20_body">וכמובן בימנו, שיש מפגה עולמית שמסכנת את החיים של מילוני אנשים, מובילה לפשיטות רגל ולאיבוד עבודות,</text:p>
      <text:p text:style-name="Text_20_body">אני מקווה שכמה שיותר אנשים היתחסנו.<text:bookmark text:name="כתיבת-טיעון---חיסונים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next-style-name="Definition" style:default-outline-level="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12:04:41</meta:creation-date>
    <dc:date>2022-02-03T16:52:15.293502571</dc:date>
    <meta:generator>LibreOffice/7.2.5.2.0$Linux_X86_64 LibreOffice_project/20$Build-2</meta:generator>
    <meta:editing-duration>PT2H53M3S</meta:editing-duration>
    <meta:editing-cycles>1</meta:editing-cycles>
    <meta:document-statistic meta:table-count="0" meta:image-count="0" meta:object-count="0" meta:page-count="2" meta:paragraph-count="24" meta:word-count="300" meta:character-count="1736" meta:non-whitespace-character-count="1460"/>
    <meta:user-defined meta:name="AppVersion">12.0000</meta:user-defined>
    <meta:template xlink:type="simple" xlink:actuate="onRequest" xlink:title="Normal.dotm" xlink:href=""/>
  </office:meta>
</office:document-meta>
</file>